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" style:font-pitch="variable"/>
    <style:font-face style:name="Dustismo1" svg:font-family="Dustismo" style:font-adornments="Italique gras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pitch="variable"/>
    <style:font-face style:name="Ubuntu2" svg:font-family="Ubuntu" style:font-adornments="Medium" style:font-pitch="variable"/>
    <style:font-face style:name="Ubuntu3" svg:font-family="Ubuntu" style:font-adornments="Italique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raz1" text:anchor-type="paragraph" svg:width="15.63cm" svg:height="13.19cm" draw:z-index="0"><draw:image xlink:href="../../logotypes/cameleon3.png" xlink:type="simple" xlink:show="embed" xlink:actuate="onLoad" draw:filter-name="&lt;Wszystkie obrazy&gt;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" style:font-pitch="variable"/>
    <style:font-face style:name="Dustismo1" svg:font-family="Dustismo" style:font-adornments="Italique gras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pitch="variable"/>
    <style:font-face style:name="Ubuntu2" svg:font-family="Ubuntu" style:font-adornments="Medium" style:font-pitch="variable"/>
    <style:font-face style:name="Ubuntu3" svg:font-family="Ubuntu" style:font-adornments="Italique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style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loext:opacity="100%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style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loext:opacity="100%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style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loext:opacity="100%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loext:opacity="100%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loext:opacity="100%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loext:opacity="100%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fo:border="none" fo:padding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2T15:01:18.966446532</meta:creation-date>
    <meta:editing-duration>PT14M26S</meta:editing-duration>
    <meta:editing-cycles>16</meta:editing-cycles>
    <meta:generator>LibreOffice/7.2.3.2$Linux_X86_64 LibreOffice_project/20$Build-2</meta:generator>
    <dc:date>2021-12-17T22:04:18.933680258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